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93c9c" officeooo:paragraph-rsid="00193c9c"/>
    </style:style>
    <style:style style:name="P2" style:family="paragraph" style:parent-style-name="Standard">
      <style:text-properties fo:font-size="20pt" officeooo:rsid="00193c9c" officeooo:paragraph-rsid="00193c9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us da Família</text:p>
      <text:p text:style-name="P1"/>
      <text:p text:style-name="P1">Intro: C#m A </text:p>
      <text:p text:style-name="P1"/>
      <text:p text:style-name="P1">C#m <text:s text:c="24"/>A <text:s text:c="26"/>E <text:s text:c="26"/>B</text:p>
      <text:p text:style-name="P1">Estão tentando destruir as bases da família o modelo de Deus</text:p>
      <text:p text:style-name="P1">C#m <text:s text:c="19"/>A <text:s text:c="14"/>E <text:s text:c="16"/>B</text:p>
      <text:p text:style-name="P1">Quantos filhos choram a separação dos pais</text:p>
      <text:p text:style-name="P1">(Retorno)</text:p>
      <text:p text:style-name="P1"><text:s text:c="4"/>F#m <text:s text:c="24"/>B <text:s text:c="8"/>E <text:s text:c="17"/>A</text:p>
      <text:p text:style-name="P1">Oh, Deus <text:s/>traga o que foi, consola o que ficou</text:p>
      <text:p text:style-name="P1"><text:s text:c="19"/>F#m <text:s text:c="21"/>B <text:s text:c="7"/></text:p>
      <text:p text:style-name="P1">Cura o coração do filho que chora</text:p>
      <text:p text:style-name="P1">C#m <text:s text:c="4"/>B <text:s text:c="16"/>A <text:s text:c="8"/>B</text:p>
      <text:p text:style-name="P1">Tu és o Deus da família</text:p>
      <text:p text:style-name="P1"/>
      <text:p text:style-name="P1">E <text:s text:c="23"/>B <text:s/>C#m <text:s text:c="28"/>A</text:p>
      <text:p text:style-name="P1">Mãe não desista do teu lar, mãe o amor te faz edificar</text:p>
      <text:p text:style-name="P1"><text:s text:c="4"/>F#m <text:s text:c="4"/>C#m <text:s text:c="4"/>B <text:s text:c="4"/>A <text:s text:c="2"/>B</text:p>
      <text:p text:style-name="P1">A tua casa será bendita</text:p>
      <text:p text:style-name="P1">E <text:s text:c="14"/>B <text:s text:c="2"/>C#m <text:s text:c="26"/>A</text:p>
      <text:p text:style-name="P1">Pai seja um herói, pai com fé que se constrói</text:p>
      <text:p text:style-name="P1"><text:s text:c="6"/>F#m <text:s/>C#m <text:s text:c="4"/>B4 <text:s/>B <text:s text:c="2"/>C#m <text:s text:c="5"/>B <text:s text:c="8"/>A <text:s text:c="6"/>C#m <text:s/>B A (Retorno)</text:p>
      <text:p text:style-name="P1">A tua casa será bendita, creia no Deus da família</text:p>
      <text:p text:style-name="P1"/>
      <text:p text:style-name="P1">Final: <text:s/>C#m B 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6T10:57:33.662125782</meta:creation-date>
    <dc:date>2016-07-26T11:18:26.878317814</dc:date>
    <meta:editing-duration>PT5M35S</meta:editing-duration>
    <meta:editing-cycles>2</meta:editing-cycles>
    <meta:generator>LibreOffice/5.0.6.3$Linux_x86 LibreOffice_project/00m0$Build-3</meta:generator>
    <meta:document-statistic meta:table-count="0" meta:image-count="0" meta:object-count="0" meta:page-count="1" meta:paragraph-count="22" meta:word-count="131" meta:character-count="937" meta:non-whitespace-character-count="425"/>
  </office:meta>
</office:document-meta>
</file>